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9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3.5pt" fo:font-weight="bold" style:font-size-asian="13.5pt" style:font-weight-asian="bold" style:font-size-complex="13.5pt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531310584490369667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4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7498438252138095" text:style-name="L2">
        <text:list-item>
          <text:list>
            <text:list-header>
              <text:p text:style-name="P27">41.8 miles in the last week </text:p>
              <text:p text:style-name="P27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7917310398968741901" text:style-name="L3">
        <text:list-item>
          <text:p text:style-name="P26">July <text:s text:c="5"/>9 – 11 miles</text:p>
        </text:list-item>
        <text:list-item>
          <text:p text:style-name="P26">July <text:s text:c="3"/>16 – 14.2 <text:s/>miles</text:p>
        </text:list-item>
        <text:list-item>
          <text:p text:style-name="P26">Aug<text:tab/> <text:s/>8 – 10.25 <text:s/>miles</text:p>
        </text:list-item>
        <text:list-item>
          <text:p text:style-name="P26">Aug<text:tab/>15 – 18 <text:s/>miles</text:p>
        </text:list-item>
        <text:list-item>
          <text:p text:style-name="P26">Aug<text:tab/>29 – 20.5 <text:s/>miles</text:p>
        </text:list-item>
        <text:list-item>
          <text:p text:style-name="P26">Sept <text:tab/>10 – 26.5 <text:s/>miles</text:p>
        </text:list-item>
        <text:list-item>
          <text:p text:style-name="P26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3657649075548772065" text:style-name="L4">
        <text:list-item>
          <text:list>
            <text:list-header>
              <text:p text:style-name="P28">33.7 miles in the last week</text:p>
              <text:p text:style-name="P29"/>
              <text:p text:style-name="P31"><text:soft-page-break/>Sat 9/30/2017 <text:span text:style-name="T1">7.2 miles</text:span></text:p>
            </text:list-header>
          </text:list>
        </text:list-item>
      </text:list>
      <text:p text:style-name="P30">I ran 7 miles and averaged 8:59/mile. <text:s/>Then I walked 0.2 miles</text:p>
      <text:p text:style-name="P30"/>
      <text:p text:style-name="P30"/>
      <text:p text:style-name="P30">Sun 10/1/2017 <text:span text:style-name="T1">1 mile</text:span></text:p>
      <text:p text:style-name="P30">I ran about 1 mile on a hilly trail.</text:p>
      <text:p text:style-name="P30"/>
      <text:p text:style-name="P30"/>
      <text:p text:style-name="P30">Mon 10/2/2017 <text:span text:style-name="T1">12.4 miles</text:span></text:p>
      <text:p text:style-name="P30">I ran 8 miles and averaged 8:46/mile. <text:s/>The first mile was in 9:06 and the last in 8:17. Then I walked 0.4 miles. <text:s/>Later on in the day I walked twice for a total of about 4 miles. </text:p>
      <text:p text:style-name="P30"/>
      <text:p text:style-name="P30"/>
      <text:p text:style-name="P30">Tues 10/3/2017 <text:s/><text:span text:style-name="T1">5.3 miles</text:span></text:p>
      <text:p text:style-name="P30">I walked and ran 5 miles and average 10:59/mile. <text:s/>I ran ¾ miles, walked ¼ mile and repeated until I reached 5 miles. <text:s/>Then I jogged 0.3 miles</text:p>
      <text:p text:style-name="P30"/>
      <text:p text:style-name="P30"/>
      <text:p text:style-name="P30">Wed 10/4/2017 <text:span text:style-name="T1">no running</text:span> </text:p>
      <text:p text:style-name="P30">We drove from Cape Cod to Rochester NY.</text:p>
      <text:p text:style-name="P30"/>
      <text:p text:style-name="P30"/>
      <text:p text:style-name="P30">Thur 10/5/2017 <text:span text:style-name="T1">3 miles</text:span></text:p>
      <text:p text:style-name="P30">We drove home to Meadville. I ran 3 miles in about 32 minutes.</text:p>
      <text:p text:style-name="P30"/>
      <text:p text:style-name="P30"/>
      <text:p text:style-name="P30">Fri 10/6/2017 <text:span text:style-name="T1">2.5 miles</text:span></text:p>
      <text:p text:style-name="P30">I ran 2.1 miles on slightly hilly roads and averaged 9:58/mile. <text:s/>Then I walked 0.4 miles.</text:p>
      <text:p text:style-name="P30"/>
      <text:p text:style-name="P32">31.4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06T14:34:28.37</dc:date>
    <dc:creator>James Lombardi</dc:creator>
    <meta:editing-duration>P1DT1H15M45S</meta:editing-duration>
    <meta:editing-cycles>167</meta:editing-cycles>
    <meta:generator>OpenOffice/4.1.2$Win32 OpenOffice.org_project/412m3$Build-9782</meta:generator>
    <meta:document-statistic meta:table-count="0" meta:image-count="0" meta:object-count="0" meta:page-count="13" meta:paragraph-count="242" meta:word-count="4343" meta:character-count="21869"/>
  </office:meta>
</office:document-meta>
</file>